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d32c"/>
    </style:style>
    <style:style style:name="P2" style:family="paragraph" style:parent-style-name="Preformatted_20_Text">
      <style:paragraph-properties fo:orphans="1" style:writing-mode="lr-tb"/>
      <style:text-properties officeooo:paragraph-rsid="000dd32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d32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dd32c"/>
    </style:style>
    <style:style style:name="P5" style:family="paragraph" style:parent-style-name="Text_20_body">
      <style:paragraph-properties fo:orphans="1"/>
      <style:text-properties officeooo:paragraph-rsid="000dd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mpute Prime Residue Attractor Function</text:span></text:p>
      <text:p text:style-name="P2"/>
      <text:p text:style-name="P2"><text:span text:style-name="Source_20_Text">def prime_residue_attractor(prime_residues, iterations=10):</text:span></text:p>
      <text:p text:style-name="P2"><text:span text:style-name="Source_20_Text"><text:s text:c="4"/>"""Computes an attractor function for mod 3 prime residues."""</text:span></text:p>
      <text:p text:style-name="P2"><text:span text:style-name="Source_20_Text"><text:s text:c="4"/>A_n = np.array(prime_residues, dtype=np.float64)</text:span></text:p>
      <text:p text:style-name="P2"><text:span text:style-name="Source_20_Text"><text:s text:c="4"/>for _ in range(iterations):</text:span></text:p>
      <text:p text:style-name="P2"><text:span text:style-name="Source_20_Text"><text:s text:c="8"/>A_n = np.cumsum(A_n) / np.arange(1, len(A_n) + 1) <text:s/># Running average</text:span></text:p>
      <text:p text:style-name="P2"><text:span text:style-name="Source_20_Text"><text:s text:c="8"/>A_n = np.abs(np.sin(A_n * np.pi / 3)) <text:s/># Nonlinear contraction</text:span></text:p>
      <text:p text:style-name="P2"><text:span text:style-name="Source_20_Text"><text:s text:c="4"/>return A_n</text:span></text:p>
      <text:p text:style-name="P2"/>
      <text:p text:style-name="P2"><text:span text:style-name="Source_20_Text"># Apply attractor function transformation</text:span></text:p>
      <text:p text:style-name="P2"><text:span text:style-name="Source_20_Text">attractor_residues = prime_residue_attractor(mod_3_residues)</text:span></text:p>
      <text:p text:style-name="P2"/>
      <text:p text:style-name="P2"><text:span text:style-name="Source_20_Text"># Plot attractor stabilization</text:span></text:p>
      <text:p text:style-name="P2"><text:span text:style-name="Source_20_Text">plt.figure(figsize=(8, 4))</text:span></text:p>
      <text:p text:style-name="P2"><text:span text:style-name="Source_20_Text">plt.plot(attractor_residues, marker='o', linestyle='-', label="Prime Residue Attractor")</text:span></text:p>
      <text:p text:style-name="P2"><text:span text:style-name="Source_20_Text">plt.title("Prime Residue Attractor Convergence")</text:span></text:p>
      <text:p text:style-name="P2"><text:span text:style-name="Source_20_Text">plt.xlabel("Iteration Step")</text:span></text:p>
      <text:p text:style-name="P2"><text:span text:style-name="Source_20_Text">plt.ylabel("Attractor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heck variance to see if the attractor stabilizes</text:span></text:p>
      <text:p text:style-name="P2"><text:span text:style-name="Source_20_Text">attractor_variance = np.var(attractor_residues)</text:span></text:p>
      <text:p text:style-name="P2"/>
      <text:p text:style-name="P2"><text:span text:style-name="Source_20_Text"># Return variance measurement to test attractor stability</text:span></text:p>
      <text:p text:style-name="P3"><text:span text:style-name="Source_20_Text">attractor_variance</text:span></text:p>
      <text:p text:style-name="P5">Result</text:p>
      <text:p text:style-name="P4">1.793033017483448e-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50:15.415663234</meta:creation-date>
    <dc:date>2025-02-08T22:53:23.190531826</dc:date>
    <meta:editing-duration>PT3M8S</meta:editing-duration>
    <meta:editing-cycles>1</meta:editing-cycles>
    <meta:document-statistic meta:table-count="0" meta:image-count="0" meta:object-count="0" meta:page-count="1" meta:paragraph-count="25" meta:word-count="103" meta:character-count="996" meta:non-whitespace-character-count="884"/>
    <meta:generator>LibreOffice/24.2.7.2$Linux_X86_64 LibreOffice_project/420$Build-2</meta:generator>
  </office:meta>
</office:document-meta>
</file>